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8925in"/>
    </style:style>
    <style:style style:name="ta1co2" style:family="table-column">
      <style:table-column-properties fo:break-before="auto" style:column-width="1.066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066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row table:style-name="ro1">
          <table:table-cell office:value-type="string">
            <text:p/>
          </table:table-cell>
          <table:table-cell office:value-type="string">
            <text:p>plingo-1/exac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</table:table-row>
        <table:table-row table:style-name="ro1">
          <table:table-cell office:value-type="string">
            <text:p>./L10_1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160764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</table:table-row>
        <table:table-row table:style-name="ro1">
          <table:table-cell office:value-type="string">
            <text:p>./L10_2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131850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</table:table-row>
        <table:table-row table:style-name="ro1">
          <table:table-cell office:value-type="string">
            <text:p>./L10_3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1556736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</table:table-row>
        <table:table-row table:style-name="ro1">
          <table:table-cell office:value-type="string">
            <text:p>./L15_1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1838756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</table:table-row>
        <table:table-row table:style-name="ro1">
          <table:table-cell office:value-type="string">
            <text:p>./L15_2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2029768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</table:table-row>
        <table:table-row table:style-name="ro1">
          <table:table-cell office:value-type="string">
            <text:p>./L15_3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1610316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8])" office:value-type="float"/>
          <table:table-cell table:formula="of:=MIN([.$C8])" office:value-type="float"/>
          <table:table-cell table:formula="of:=MIN([.$D8])" office:value-type="float"/>
          <table:table-cell table:formula="of:=MIN([.$E8])" office:value-type="float"/>
          <table:table-cell table:formula="of:=MIN([.$F8])" office:value-type="float"/>
          <table:table-cell table:formula="of:=MIN([.$G8])" office:value-type="float"/>
          <table:table-cell table:formula="of:=MIN([.$H8])" office:value-type="float"/>
          <table:table-cell table:formula="of:=MIN([.$I8])" office:value-type="float"/>
          <table:table-cell table:formula="of:=MIN([.$J8])" office:value-type="float"/>
          <table:table-cell table:formula="of:=MIN([.$K8])" office:value-type="float"/>
          <table:table-cell table:formula="of:=MEDIAN([.$B8])" office:value-type="float"/>
          <table:table-cell table:formula="of:=MEDIAN([.$C8])" office:value-type="float"/>
          <table:table-cell table:formula="of:=MEDIAN([.$D8])" office:value-type="float"/>
          <table:table-cell table:formula="of:=MEDIAN([.$E8])" office:value-type="float"/>
          <table:table-cell table:formula="of:=MEDIAN([.$F8])" office:value-type="float"/>
          <table:table-cell table:formula="of:=MEDIAN([.$G8])" office:value-type="float"/>
          <table:table-cell table:formula="of:=MEDIAN([.$H8])" office:value-type="float"/>
          <table:table-cell table:formula="of:=MEDIAN([.$I8])" office:value-type="float"/>
          <table:table-cell table:formula="of:=MEDIAN([.$J8])" office:value-type="float"/>
          <table:table-cell table:formula="of:=MEDIAN([.$K8])" office:value-type="float"/>
          <table:table-cell table:formula="of:=MAX([.$B8])" office:value-type="float"/>
          <table:table-cell table:formula="of:=MAX([.$C8])" office:value-type="float"/>
          <table:table-cell table:formula="of:=MAX([.$D8])" office:value-type="float"/>
          <table:table-cell table:formula="of:=MAX([.$E8])" office:value-type="float"/>
          <table:table-cell table:formula="of:=MAX([.$F8])" office:value-type="float"/>
          <table:table-cell table:formula="of:=MAX([.$G8])" office:value-type="float"/>
          <table:table-cell table:formula="of:=MAX([.$H8])" office:value-type="float"/>
          <table:table-cell table:formula="of:=MAX([.$I8])" office:value-type="float"/>
          <table:table-cell table:formula="of:=MAX([.$J8])" office:value-type="float"/>
          <table:table-cell table:formula="of:=MAX([.$K8])" office:value-type="float"/>
        </table:table-row>
        <table:table-row table:style-name="ro1">
          <table:table-cell office:value-type="string">
            <text:p>./L20_1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181220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9])" office:value-type="float"/>
          <table:table-cell table:formula="of:=MIN([.$C9])" office:value-type="float"/>
          <table:table-cell table:formula="of:=MIN([.$D9])" office:value-type="float"/>
          <table:table-cell table:formula="of:=MIN([.$E9])" office:value-type="float"/>
          <table:table-cell table:formula="of:=MIN([.$F9])" office:value-type="float"/>
          <table:table-cell table:formula="of:=MIN([.$G9])" office:value-type="float"/>
          <table:table-cell table:formula="of:=MIN([.$H9])" office:value-type="float"/>
          <table:table-cell table:formula="of:=MIN([.$I9])" office:value-type="float"/>
          <table:table-cell table:formula="of:=MIN([.$J9])" office:value-type="float"/>
          <table:table-cell table:formula="of:=MIN([.$K9])" office:value-type="float"/>
          <table:table-cell table:formula="of:=MEDIAN([.$B9])" office:value-type="float"/>
          <table:table-cell table:formula="of:=MEDIAN([.$C9])" office:value-type="float"/>
          <table:table-cell table:formula="of:=MEDIAN([.$D9])" office:value-type="float"/>
          <table:table-cell table:formula="of:=MEDIAN([.$E9])" office:value-type="float"/>
          <table:table-cell table:formula="of:=MEDIAN([.$F9])" office:value-type="float"/>
          <table:table-cell table:formula="of:=MEDIAN([.$G9])" office:value-type="float"/>
          <table:table-cell table:formula="of:=MEDIAN([.$H9])" office:value-type="float"/>
          <table:table-cell table:formula="of:=MEDIAN([.$I9])" office:value-type="float"/>
          <table:table-cell table:formula="of:=MEDIAN([.$J9])" office:value-type="float"/>
          <table:table-cell table:formula="of:=MEDIAN([.$K9])" office:value-type="float"/>
          <table:table-cell table:formula="of:=MAX([.$B9])" office:value-type="float"/>
          <table:table-cell table:formula="of:=MAX([.$C9])" office:value-type="float"/>
          <table:table-cell table:formula="of:=MAX([.$D9])" office:value-type="float"/>
          <table:table-cell table:formula="of:=MAX([.$E9])" office:value-type="float"/>
          <table:table-cell table:formula="of:=MAX([.$F9])" office:value-type="float"/>
          <table:table-cell table:formula="of:=MAX([.$G9])" office:value-type="float"/>
          <table:table-cell table:formula="of:=MAX([.$H9])" office:value-type="float"/>
          <table:table-cell table:formula="of:=MAX([.$I9])" office:value-type="float"/>
          <table:table-cell table:formula="of:=MAX([.$J9])" office:value-type="float"/>
          <table:table-cell table:formula="of:=MAX([.$K9])" office:value-type="float"/>
        </table:table-row>
        <table:table-row table:style-name="ro1">
          <table:table-cell office:value-type="string">
            <text:p>./L20_2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197106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10])" office:value-type="float"/>
          <table:table-cell table:formula="of:=MIN([.$C10])" office:value-type="float"/>
          <table:table-cell table:formula="of:=MIN([.$D10])" office:value-type="float"/>
          <table:table-cell table:formula="of:=MIN([.$E10])" office:value-type="float"/>
          <table:table-cell table:formula="of:=MIN([.$F10])" office:value-type="float"/>
          <table:table-cell table:formula="of:=MIN([.$G10])" office:value-type="float"/>
          <table:table-cell table:formula="of:=MIN([.$H10])" office:value-type="float"/>
          <table:table-cell table:formula="of:=MIN([.$I10])" office:value-type="float"/>
          <table:table-cell table:formula="of:=MIN([.$J10])" office:value-type="float"/>
          <table:table-cell table:formula="of:=MIN([.$K10])" office:value-type="float"/>
          <table:table-cell table:formula="of:=MEDIAN([.$B10])" office:value-type="float"/>
          <table:table-cell table:formula="of:=MEDIAN([.$C10])" office:value-type="float"/>
          <table:table-cell table:formula="of:=MEDIAN([.$D10])" office:value-type="float"/>
          <table:table-cell table:formula="of:=MEDIAN([.$E10])" office:value-type="float"/>
          <table:table-cell table:formula="of:=MEDIAN([.$F10])" office:value-type="float"/>
          <table:table-cell table:formula="of:=MEDIAN([.$G10])" office:value-type="float"/>
          <table:table-cell table:formula="of:=MEDIAN([.$H10])" office:value-type="float"/>
          <table:table-cell table:formula="of:=MEDIAN([.$I10])" office:value-type="float"/>
          <table:table-cell table:formula="of:=MEDIAN([.$J10])" office:value-type="float"/>
          <table:table-cell table:formula="of:=MEDIAN([.$K10])" office:value-type="float"/>
          <table:table-cell table:formula="of:=MAX([.$B10])" office:value-type="float"/>
          <table:table-cell table:formula="of:=MAX([.$C10])" office:value-type="float"/>
          <table:table-cell table:formula="of:=MAX([.$D10])" office:value-type="float"/>
          <table:table-cell table:formula="of:=MAX([.$E10])" office:value-type="float"/>
          <table:table-cell table:formula="of:=MAX([.$F10])" office:value-type="float"/>
          <table:table-cell table:formula="of:=MAX([.$G10])" office:value-type="float"/>
          <table:table-cell table:formula="of:=MAX([.$H10])" office:value-type="float"/>
          <table:table-cell table:formula="of:=MAX([.$I10])" office:value-type="float"/>
          <table:table-cell table:formula="of:=MAX([.$J10])" office:value-type="float"/>
          <table:table-cell table:formula="of:=MAX([.$K10])" office:value-type="float"/>
        </table:table-row>
        <table:table-row table:style-name="ro1">
          <table:table-cell office:value-type="string">
            <text:p>./L20_3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191231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11])" office:value-type="float"/>
          <table:table-cell table:formula="of:=MIN([.$C11])" office:value-type="float"/>
          <table:table-cell table:formula="of:=MIN([.$D11])" office:value-type="float"/>
          <table:table-cell table:formula="of:=MIN([.$E11])" office:value-type="float"/>
          <table:table-cell table:formula="of:=MIN([.$F11])" office:value-type="float"/>
          <table:table-cell table:formula="of:=MIN([.$G11])" office:value-type="float"/>
          <table:table-cell table:formula="of:=MIN([.$H11])" office:value-type="float"/>
          <table:table-cell table:formula="of:=MIN([.$I11])" office:value-type="float"/>
          <table:table-cell table:formula="of:=MIN([.$J11])" office:value-type="float"/>
          <table:table-cell table:formula="of:=MIN([.$K11])" office:value-type="float"/>
          <table:table-cell table:formula="of:=MEDIAN([.$B11])" office:value-type="float"/>
          <table:table-cell table:formula="of:=MEDIAN([.$C11])" office:value-type="float"/>
          <table:table-cell table:formula="of:=MEDIAN([.$D11])" office:value-type="float"/>
          <table:table-cell table:formula="of:=MEDIAN([.$E11])" office:value-type="float"/>
          <table:table-cell table:formula="of:=MEDIAN([.$F11])" office:value-type="float"/>
          <table:table-cell table:formula="of:=MEDIAN([.$G11])" office:value-type="float"/>
          <table:table-cell table:formula="of:=MEDIAN([.$H11])" office:value-type="float"/>
          <table:table-cell table:formula="of:=MEDIAN([.$I11])" office:value-type="float"/>
          <table:table-cell table:formula="of:=MEDIAN([.$J11])" office:value-type="float"/>
          <table:table-cell table:formula="of:=MEDIAN([.$K11])" office:value-type="float"/>
          <table:table-cell table:formula="of:=MAX([.$B11])" office:value-type="float"/>
          <table:table-cell table:formula="of:=MAX([.$C11])" office:value-type="float"/>
          <table:table-cell table:formula="of:=MAX([.$D11])" office:value-type="float"/>
          <table:table-cell table:formula="of:=MAX([.$E11])" office:value-type="float"/>
          <table:table-cell table:formula="of:=MAX([.$F11])" office:value-type="float"/>
          <table:table-cell table:formula="of:=MAX([.$G11])" office:value-type="float"/>
          <table:table-cell table:formula="of:=MAX([.$H11])" office:value-type="float"/>
          <table:table-cell table:formula="of:=MAX([.$I11])" office:value-type="float"/>
          <table:table-cell table:formula="of:=MAX([.$J11])" office:value-type="float"/>
          <table:table-cell table:formula="of:=MAX([.$K11])" office:value-type="float"/>
        </table:table-row>
        <table:table-row table:style-name="ro1">
          <table:table-cell office:value-type="string">
            <text:p>./L20_4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219325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12])" office:value-type="float"/>
          <table:table-cell table:formula="of:=MIN([.$C12])" office:value-type="float"/>
          <table:table-cell table:formula="of:=MIN([.$D12])" office:value-type="float"/>
          <table:table-cell table:formula="of:=MIN([.$E12])" office:value-type="float"/>
          <table:table-cell table:formula="of:=MIN([.$F12])" office:value-type="float"/>
          <table:table-cell table:formula="of:=MIN([.$G12])" office:value-type="float"/>
          <table:table-cell table:formula="of:=MIN([.$H12])" office:value-type="float"/>
          <table:table-cell table:formula="of:=MIN([.$I12])" office:value-type="float"/>
          <table:table-cell table:formula="of:=MIN([.$J12])" office:value-type="float"/>
          <table:table-cell table:formula="of:=MIN([.$K12])" office:value-type="float"/>
          <table:table-cell table:formula="of:=MEDIAN([.$B12])" office:value-type="float"/>
          <table:table-cell table:formula="of:=MEDIAN([.$C12])" office:value-type="float"/>
          <table:table-cell table:formula="of:=MEDIAN([.$D12])" office:value-type="float"/>
          <table:table-cell table:formula="of:=MEDIAN([.$E12])" office:value-type="float"/>
          <table:table-cell table:formula="of:=MEDIAN([.$F12])" office:value-type="float"/>
          <table:table-cell table:formula="of:=MEDIAN([.$G12])" office:value-type="float"/>
          <table:table-cell table:formula="of:=MEDIAN([.$H12])" office:value-type="float"/>
          <table:table-cell table:formula="of:=MEDIAN([.$I12])" office:value-type="float"/>
          <table:table-cell table:formula="of:=MEDIAN([.$J12])" office:value-type="float"/>
          <table:table-cell table:formula="of:=MEDIAN([.$K12])" office:value-type="float"/>
          <table:table-cell table:formula="of:=MAX([.$B12])" office:value-type="float"/>
          <table:table-cell table:formula="of:=MAX([.$C12])" office:value-type="float"/>
          <table:table-cell table:formula="of:=MAX([.$D12])" office:value-type="float"/>
          <table:table-cell table:formula="of:=MAX([.$E12])" office:value-type="float"/>
          <table:table-cell table:formula="of:=MAX([.$F12])" office:value-type="float"/>
          <table:table-cell table:formula="of:=MAX([.$G12])" office:value-type="float"/>
          <table:table-cell table:formula="of:=MAX([.$H12])" office:value-type="float"/>
          <table:table-cell table:formula="of:=MAX([.$I12])" office:value-type="float"/>
          <table:table-cell table:formula="of:=MAX([.$J12])" office:value-type="float"/>
          <table:table-cell table:formula="of:=MAX([.$K12])" office:value-type="float"/>
        </table:table-row>
        <table:table-row table:style-name="ro1">
          <table:table-cell office:value-type="string">
            <text:p>./L20_5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239560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13])" office:value-type="float"/>
          <table:table-cell table:formula="of:=MIN([.$C13])" office:value-type="float"/>
          <table:table-cell table:formula="of:=MIN([.$D13])" office:value-type="float"/>
          <table:table-cell table:formula="of:=MIN([.$E13])" office:value-type="float"/>
          <table:table-cell table:formula="of:=MIN([.$F13])" office:value-type="float"/>
          <table:table-cell table:formula="of:=MIN([.$G13])" office:value-type="float"/>
          <table:table-cell table:formula="of:=MIN([.$H13])" office:value-type="float"/>
          <table:table-cell table:formula="of:=MIN([.$I13])" office:value-type="float"/>
          <table:table-cell table:formula="of:=MIN([.$J13])" office:value-type="float"/>
          <table:table-cell table:formula="of:=MIN([.$K13])" office:value-type="float"/>
          <table:table-cell table:formula="of:=MEDIAN([.$B13])" office:value-type="float"/>
          <table:table-cell table:formula="of:=MEDIAN([.$C13])" office:value-type="float"/>
          <table:table-cell table:formula="of:=MEDIAN([.$D13])" office:value-type="float"/>
          <table:table-cell table:formula="of:=MEDIAN([.$E13])" office:value-type="float"/>
          <table:table-cell table:formula="of:=MEDIAN([.$F13])" office:value-type="float"/>
          <table:table-cell table:formula="of:=MEDIAN([.$G13])" office:value-type="float"/>
          <table:table-cell table:formula="of:=MEDIAN([.$H13])" office:value-type="float"/>
          <table:table-cell table:formula="of:=MEDIAN([.$I13])" office:value-type="float"/>
          <table:table-cell table:formula="of:=MEDIAN([.$J13])" office:value-type="float"/>
          <table:table-cell table:formula="of:=MEDIAN([.$K13])" office:value-type="float"/>
          <table:table-cell table:formula="of:=MAX([.$B13])" office:value-type="float"/>
          <table:table-cell table:formula="of:=MAX([.$C13])" office:value-type="float"/>
          <table:table-cell table:formula="of:=MAX([.$D13])" office:value-type="float"/>
          <table:table-cell table:formula="of:=MAX([.$E13])" office:value-type="float"/>
          <table:table-cell table:formula="of:=MAX([.$F13])" office:value-type="float"/>
          <table:table-cell table:formula="of:=MAX([.$G13])" office:value-type="float"/>
          <table:table-cell table:formula="of:=MAX([.$H13])" office:value-type="float"/>
          <table:table-cell table:formula="of:=MAX([.$I13])" office:value-type="float"/>
          <table:table-cell table:formula="of:=MAX([.$J13])" office:value-type="float"/>
          <table:table-cell table:formula="of:=MAX([.$K13])" office:value-type="float"/>
        </table:table-row>
        <table:table-row table:style-name="ro1">
          <table:table-cell office:value-type="string">
            <text:p>./L5_1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81868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14])" office:value-type="float"/>
          <table:table-cell table:formula="of:=MIN([.$C14])" office:value-type="float"/>
          <table:table-cell table:formula="of:=MIN([.$D14])" office:value-type="float"/>
          <table:table-cell table:formula="of:=MIN([.$E14])" office:value-type="float"/>
          <table:table-cell table:formula="of:=MIN([.$F14])" office:value-type="float"/>
          <table:table-cell table:formula="of:=MIN([.$G14])" office:value-type="float"/>
          <table:table-cell table:formula="of:=MIN([.$H14])" office:value-type="float"/>
          <table:table-cell table:formula="of:=MIN([.$I14])" office:value-type="float"/>
          <table:table-cell table:formula="of:=MIN([.$J14])" office:value-type="float"/>
          <table:table-cell table:formula="of:=MIN([.$K14])" office:value-type="float"/>
          <table:table-cell table:formula="of:=MEDIAN([.$B14])" office:value-type="float"/>
          <table:table-cell table:formula="of:=MEDIAN([.$C14])" office:value-type="float"/>
          <table:table-cell table:formula="of:=MEDIAN([.$D14])" office:value-type="float"/>
          <table:table-cell table:formula="of:=MEDIAN([.$E14])" office:value-type="float"/>
          <table:table-cell table:formula="of:=MEDIAN([.$F14])" office:value-type="float"/>
          <table:table-cell table:formula="of:=MEDIAN([.$G14])" office:value-type="float"/>
          <table:table-cell table:formula="of:=MEDIAN([.$H14])" office:value-type="float"/>
          <table:table-cell table:formula="of:=MEDIAN([.$I14])" office:value-type="float"/>
          <table:table-cell table:formula="of:=MEDIAN([.$J14])" office:value-type="float"/>
          <table:table-cell table:formula="of:=MEDIAN([.$K14])" office:value-type="float"/>
          <table:table-cell table:formula="of:=MAX([.$B14])" office:value-type="float"/>
          <table:table-cell table:formula="of:=MAX([.$C14])" office:value-type="float"/>
          <table:table-cell table:formula="of:=MAX([.$D14])" office:value-type="float"/>
          <table:table-cell table:formula="of:=MAX([.$E14])" office:value-type="float"/>
          <table:table-cell table:formula="of:=MAX([.$F14])" office:value-type="float"/>
          <table:table-cell table:formula="of:=MAX([.$G14])" office:value-type="float"/>
          <table:table-cell table:formula="of:=MAX([.$H14])" office:value-type="float"/>
          <table:table-cell table:formula="of:=MAX([.$I14])" office:value-type="float"/>
          <table:table-cell table:formula="of:=MAX([.$J14])" office:value-type="float"/>
          <table:table-cell table:formula="of:=MAX([.$K14])" office:value-type="float"/>
        </table:table-row>
        <table:table-row table:style-name="ro1">
          <table:table-cell office:value-type="string">
            <text:p>./L5_2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823708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15])" office:value-type="float"/>
          <table:table-cell table:formula="of:=MIN([.$C15])" office:value-type="float"/>
          <table:table-cell table:formula="of:=MIN([.$D15])" office:value-type="float"/>
          <table:table-cell table:formula="of:=MIN([.$E15])" office:value-type="float"/>
          <table:table-cell table:formula="of:=MIN([.$F15])" office:value-type="float"/>
          <table:table-cell table:formula="of:=MIN([.$G15])" office:value-type="float"/>
          <table:table-cell table:formula="of:=MIN([.$H15])" office:value-type="float"/>
          <table:table-cell table:formula="of:=MIN([.$I15])" office:value-type="float"/>
          <table:table-cell table:formula="of:=MIN([.$J15])" office:value-type="float"/>
          <table:table-cell table:formula="of:=MIN([.$K15])" office:value-type="float"/>
          <table:table-cell table:formula="of:=MEDIAN([.$B15])" office:value-type="float"/>
          <table:table-cell table:formula="of:=MEDIAN([.$C15])" office:value-type="float"/>
          <table:table-cell table:formula="of:=MEDIAN([.$D15])" office:value-type="float"/>
          <table:table-cell table:formula="of:=MEDIAN([.$E15])" office:value-type="float"/>
          <table:table-cell table:formula="of:=MEDIAN([.$F15])" office:value-type="float"/>
          <table:table-cell table:formula="of:=MEDIAN([.$G15])" office:value-type="float"/>
          <table:table-cell table:formula="of:=MEDIAN([.$H15])" office:value-type="float"/>
          <table:table-cell table:formula="of:=MEDIAN([.$I15])" office:value-type="float"/>
          <table:table-cell table:formula="of:=MEDIAN([.$J15])" office:value-type="float"/>
          <table:table-cell table:formula="of:=MEDIAN([.$K15])" office:value-type="float"/>
          <table:table-cell table:formula="of:=MAX([.$B15])" office:value-type="float"/>
          <table:table-cell table:formula="of:=MAX([.$C15])" office:value-type="float"/>
          <table:table-cell table:formula="of:=MAX([.$D15])" office:value-type="float"/>
          <table:table-cell table:formula="of:=MAX([.$E15])" office:value-type="float"/>
          <table:table-cell table:formula="of:=MAX([.$F15])" office:value-type="float"/>
          <table:table-cell table:formula="of:=MAX([.$G15])" office:value-type="float"/>
          <table:table-cell table:formula="of:=MAX([.$H15])" office:value-type="float"/>
          <table:table-cell table:formula="of:=MAX([.$I15])" office:value-type="float"/>
          <table:table-cell table:formula="of:=MAX([.$J15])" office:value-type="float"/>
          <table:table-cell table:formula="of:=MAX([.$K15])" office:value-type="float"/>
        </table:table-row>
        <table:table-row table:style-name="ro1">
          <table:table-cell office:value-type="string">
            <text:p>./L5_3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87435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16])" office:value-type="float"/>
          <table:table-cell table:formula="of:=MIN([.$C16])" office:value-type="float"/>
          <table:table-cell table:formula="of:=MIN([.$D16])" office:value-type="float"/>
          <table:table-cell table:formula="of:=MIN([.$E16])" office:value-type="float"/>
          <table:table-cell table:formula="of:=MIN([.$F16])" office:value-type="float"/>
          <table:table-cell table:formula="of:=MIN([.$G16])" office:value-type="float"/>
          <table:table-cell table:formula="of:=MIN([.$H16])" office:value-type="float"/>
          <table:table-cell table:formula="of:=MIN([.$I16])" office:value-type="float"/>
          <table:table-cell table:formula="of:=MIN([.$J16])" office:value-type="float"/>
          <table:table-cell table:formula="of:=MIN([.$K16])" office:value-type="float"/>
          <table:table-cell table:formula="of:=MEDIAN([.$B16])" office:value-type="float"/>
          <table:table-cell table:formula="of:=MEDIAN([.$C16])" office:value-type="float"/>
          <table:table-cell table:formula="of:=MEDIAN([.$D16])" office:value-type="float"/>
          <table:table-cell table:formula="of:=MEDIAN([.$E16])" office:value-type="float"/>
          <table:table-cell table:formula="of:=MEDIAN([.$F16])" office:value-type="float"/>
          <table:table-cell table:formula="of:=MEDIAN([.$G16])" office:value-type="float"/>
          <table:table-cell table:formula="of:=MEDIAN([.$H16])" office:value-type="float"/>
          <table:table-cell table:formula="of:=MEDIAN([.$I16])" office:value-type="float"/>
          <table:table-cell table:formula="of:=MEDIAN([.$J16])" office:value-type="float"/>
          <table:table-cell table:formula="of:=MEDIAN([.$K16])" office:value-type="float"/>
          <table:table-cell table:formula="of:=MAX([.$B16])" office:value-type="float"/>
          <table:table-cell table:formula="of:=MAX([.$C16])" office:value-type="float"/>
          <table:table-cell table:formula="of:=MAX([.$D16])" office:value-type="float"/>
          <table:table-cell table:formula="of:=MAX([.$E16])" office:value-type="float"/>
          <table:table-cell table:formula="of:=MAX([.$F16])" office:value-type="float"/>
          <table:table-cell table:formula="of:=MAX([.$G16])" office:value-type="float"/>
          <table:table-cell table:formula="of:=MAX([.$H16])" office:value-type="float"/>
          <table:table-cell table:formula="of:=MAX([.$I16])" office:value-type="float"/>
          <table:table-cell table:formula="of:=MAX([.$J16])" office:value-type="float"/>
          <table:table-cell table:formula="of:=MAX([.$K16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6])" office:value-type="float"/>
          <table:table-cell table:formula="of:=SUM([.C3:.C16])" office:value-type="float"/>
          <table:table-cell table:formula="of:=SUM([.D3:.D16])" office:value-type="float"/>
          <table:table-cell table:formula="of:=SUM([.E3:.E16])" office:value-type="float"/>
          <table:table-cell table:formula="of:=SUM([.F3:.F16])" office:value-type="float"/>
          <table:table-cell table:formula="of:=SUM([.G3:.G16])" office:value-type="float"/>
          <table:table-cell table:formula="of:=SUM([.H3:.H16])" office:value-type="float"/>
          <table:table-cell table:formula="of:=SUM([.I3:.I16])" office:value-type="float"/>
          <table:table-cell table:formula="of:=SUM([.J3:.J16])" office:value-type="float"/>
          <table:table-cell table:formula="of:=SUM([.K3:.K16])" office:value-type="float"/>
          <table:table-cell table:formula="of:=SUM([.L3:.L16])" office:value-type="float"/>
          <table:table-cell table:formula="of:=SUM([.M3:.M16])" office:value-type="float"/>
          <table:table-cell table:formula="of:=SUM([.N3:.N16])" office:value-type="float"/>
          <table:table-cell table:formula="of:=SUM([.O3:.O16])" office:value-type="float"/>
          <table:table-cell table:formula="of:=SUM([.P3:.P16])" office:value-type="float"/>
          <table:table-cell table:formula="of:=SUM([.Q3:.Q16])" office:value-type="float"/>
          <table:table-cell table:formula="of:=SUM([.R3:.R16])" office:value-type="float"/>
          <table:table-cell table:formula="of:=SUM([.S3:.S16])" office:value-type="float"/>
          <table:table-cell table:formula="of:=SUM([.T3:.T16])" office:value-type="float"/>
          <table:table-cell table:formula="of:=SUM([.U3:.U16])" office:value-type="float"/>
          <table:table-cell table:formula="of:=SUM([.V3:.V16])" office:value-type="float"/>
          <table:table-cell table:formula="of:=SUM([.W3:.W16])" office:value-type="float"/>
          <table:table-cell table:formula="of:=SUM([.X3:.X16])" office:value-type="float"/>
          <table:table-cell table:formula="of:=SUM([.Y3:.Y16])" office:value-type="float"/>
          <table:table-cell table:formula="of:=SUM([.Z3:.Z16])" office:value-type="float"/>
          <table:table-cell table:formula="of:=SUM([.AA3:.AA16])" office:value-type="float"/>
          <table:table-cell table:formula="of:=SUM([.AB3:.AB16])" office:value-type="float"/>
          <table:table-cell table:formula="of:=SUM([.AC3:.AC16])" office:value-type="float"/>
          <table:table-cell table:formula="of:=SUM([.AD3:.AD16])" office:value-type="float"/>
          <table:table-cell table:formula="of:=SUM([.AE3:.AE16])" office:value-type="float"/>
          <table:table-cell table:formula="of:=SUM([.AF3:.AF16])" office:value-type="float"/>
          <table:table-cell table:formula="of:=SUM([.AG3:.AG16])" office:value-type="float"/>
          <table:table-cell table:formula="of:=SUM([.AH3:.AH16])" office:value-type="float"/>
          <table:table-cell table:formula="of:=SUM([.AI3:.AI16])" office:value-type="float"/>
          <table:table-cell table:formula="of:=SUM([.AJ3:.AJ16])" office:value-type="float"/>
          <table:table-cell table:formula="of:=SUM([.AK3:.AK16])" office:value-type="float"/>
          <table:table-cell table:formula="of:=SUM([.AL3:.AL16])" office:value-type="float"/>
          <table:table-cell table:formula="of:=SUM([.AM3:.AM16])" office:value-type="float"/>
          <table:table-cell table:formula="of:=SUM([.AN3:.AN16])" office:value-type="float"/>
          <table:table-cell table:formula="of:=SUM([.AO3:.AO16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6])" office:value-type="float"/>
          <table:table-cell table:formula="of:=AVERAGE([.C3:.C16])" office:value-type="float"/>
          <table:table-cell table:formula="of:=AVERAGE([.D3:.D16])" office:value-type="float"/>
          <table:table-cell table:formula="of:=AVERAGE([.E3:.E16])" office:value-type="float"/>
          <table:table-cell table:formula="of:=AVERAGE([.F3:.F16])" office:value-type="float"/>
          <table:table-cell table:formula="of:=AVERAGE([.G3:.G16])" office:value-type="float"/>
          <table:table-cell table:formula="of:=AVERAGE([.H3:.H16])" office:value-type="float"/>
          <table:table-cell table:formula="of:=AVERAGE([.I3:.I16])" office:value-type="float"/>
          <table:table-cell table:formula="of:=AVERAGE([.J3:.J16])" office:value-type="float"/>
          <table:table-cell table:formula="of:=AVERAGE([.K3:.K16])" office:value-type="float"/>
          <table:table-cell table:formula="of:=AVERAGE([.L3:.L16])" office:value-type="float"/>
          <table:table-cell table:formula="of:=AVERAGE([.M3:.M16])" office:value-type="float"/>
          <table:table-cell table:formula="of:=AVERAGE([.N3:.N16])" office:value-type="float"/>
          <table:table-cell table:formula="of:=AVERAGE([.O3:.O16])" office:value-type="float"/>
          <table:table-cell table:formula="of:=AVERAGE([.P3:.P16])" office:value-type="float"/>
          <table:table-cell table:formula="of:=AVERAGE([.Q3:.Q16])" office:value-type="float"/>
          <table:table-cell table:formula="of:=AVERAGE([.R3:.R16])" office:value-type="float"/>
          <table:table-cell table:formula="of:=AVERAGE([.S3:.S16])" office:value-type="float"/>
          <table:table-cell table:formula="of:=AVERAGE([.T3:.T16])" office:value-type="float"/>
          <table:table-cell table:formula="of:=AVERAGE([.U3:.U16])" office:value-type="float"/>
          <table:table-cell table:formula="of:=AVERAGE([.V3:.V16])" office:value-type="float"/>
          <table:table-cell table:formula="of:=AVERAGE([.W3:.W16])" office:value-type="float"/>
          <table:table-cell table:formula="of:=AVERAGE([.X3:.X16])" office:value-type="float"/>
          <table:table-cell table:formula="of:=AVERAGE([.Y3:.Y16])" office:value-type="float"/>
          <table:table-cell table:formula="of:=AVERAGE([.Z3:.Z16])" office:value-type="float"/>
          <table:table-cell table:formula="of:=AVERAGE([.AA3:.AA16])" office:value-type="float"/>
          <table:table-cell table:formula="of:=AVERAGE([.AB3:.AB16])" office:value-type="float"/>
          <table:table-cell table:formula="of:=AVERAGE([.AC3:.AC16])" office:value-type="float"/>
          <table:table-cell table:formula="of:=AVERAGE([.AD3:.AD16])" office:value-type="float"/>
          <table:table-cell table:formula="of:=AVERAGE([.AE3:.AE16])" office:value-type="float"/>
          <table:table-cell table:formula="of:=AVERAGE([.AF3:.AF16])" office:value-type="float"/>
          <table:table-cell table:formula="of:=AVERAGE([.AG3:.AG16])" office:value-type="float"/>
          <table:table-cell table:formula="of:=AVERAGE([.AH3:.AH16])" office:value-type="float"/>
          <table:table-cell table:formula="of:=AVERAGE([.AI3:.AI16])" office:value-type="float"/>
          <table:table-cell table:formula="of:=AVERAGE([.AJ3:.AJ16])" office:value-type="float"/>
          <table:table-cell table:formula="of:=AVERAGE([.AK3:.AK16])" office:value-type="float"/>
          <table:table-cell table:formula="of:=AVERAGE([.AL3:.AL16])" office:value-type="float"/>
          <table:table-cell table:formula="of:=AVERAGE([.AM3:.AM16])" office:value-type="float"/>
          <table:table-cell table:formula="of:=AVERAGE([.AN3:.AN16])" office:value-type="float"/>
          <table:table-cell table:formula="of:=AVERAGE([.AO3:.AO16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6])" office:value-type="float"/>
          <table:table-cell table:formula="of:=STDEV([.C3:.C16])" office:value-type="float"/>
          <table:table-cell table:formula="of:=STDEV([.D3:.D16])" office:value-type="float"/>
          <table:table-cell table:formula="of:=STDEV([.E3:.E16])" office:value-type="float"/>
          <table:table-cell table:formula="of:=STDEV([.F3:.F16])" office:value-type="float"/>
          <table:table-cell table:formula="of:=STDEV([.G3:.G16])" office:value-type="float"/>
          <table:table-cell table:formula="of:=STDEV([.H3:.H16])" office:value-type="float"/>
          <table:table-cell table:formula="of:=STDEV([.I3:.I16])" office:value-type="float"/>
          <table:table-cell table:formula="of:=STDEV([.J3:.J16])" office:value-type="float"/>
          <table:table-cell table:formula="of:=STDEV([.K3:.K16])" office:value-type="float"/>
          <table:table-cell table:formula="of:=STDEV([.L3:.L16])" office:value-type="float"/>
          <table:table-cell table:formula="of:=STDEV([.M3:.M16])" office:value-type="float"/>
          <table:table-cell table:formula="of:=STDEV([.N3:.N16])" office:value-type="float"/>
          <table:table-cell table:formula="of:=STDEV([.O3:.O16])" office:value-type="float"/>
          <table:table-cell table:formula="of:=STDEV([.P3:.P16])" office:value-type="float"/>
          <table:table-cell table:formula="of:=STDEV([.Q3:.Q16])" office:value-type="float"/>
          <table:table-cell table:formula="of:=STDEV([.R3:.R16])" office:value-type="float"/>
          <table:table-cell table:formula="of:=STDEV([.S3:.S16])" office:value-type="float"/>
          <table:table-cell table:formula="of:=STDEV([.T3:.T16])" office:value-type="float"/>
          <table:table-cell table:formula="of:=STDEV([.U3:.U16])" office:value-type="float"/>
          <table:table-cell table:formula="of:=STDEV([.V3:.V16])" office:value-type="float"/>
          <table:table-cell table:formula="of:=STDEV([.W3:.W16])" office:value-type="float"/>
          <table:table-cell table:formula="of:=STDEV([.X3:.X16])" office:value-type="float"/>
          <table:table-cell table:formula="of:=STDEV([.Y3:.Y16])" office:value-type="float"/>
          <table:table-cell table:formula="of:=STDEV([.Z3:.Z16])" office:value-type="float"/>
          <table:table-cell table:formula="of:=STDEV([.AA3:.AA16])" office:value-type="float"/>
          <table:table-cell table:formula="of:=STDEV([.AB3:.AB16])" office:value-type="float"/>
          <table:table-cell table:formula="of:=STDEV([.AC3:.AC16])" office:value-type="float"/>
          <table:table-cell table:formula="of:=STDEV([.AD3:.AD16])" office:value-type="float"/>
          <table:table-cell table:formula="of:=STDEV([.AE3:.AE16])" office:value-type="float"/>
          <table:table-cell table:formula="of:=STDEV([.AF3:.AF16])" office:value-type="float"/>
          <table:table-cell table:formula="of:=STDEV([.AG3:.AG16])" office:value-type="float"/>
          <table:table-cell table:formula="of:=STDEV([.AH3:.AH16])" office:value-type="float"/>
          <table:table-cell table:formula="of:=STDEV([.AI3:.AI16])" office:value-type="float"/>
          <table:table-cell table:formula="of:=STDEV([.AJ3:.AJ16])" office:value-type="float"/>
          <table:table-cell table:formula="of:=STDEV([.AK3:.AK16])" office:value-type="float"/>
          <table:table-cell table:formula="of:=STDEV([.AL3:.AL16])" office:value-type="float"/>
          <table:table-cell table:formula="of:=STDEV([.AM3:.AM16])" office:value-type="float"/>
          <table:table-cell table:formula="of:=STDEV([.AN3:.AN16])" office:value-type="float"/>
          <table:table-cell table:formula="of:=STDEV([.AO3:.AO16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6]-[.$L3:.$L16])^2)^0.5" office:value-type="float"/>
          <table:table-cell table:number-matrix-columns-spanned="1" table:number-matrix-rows-spanned="1" table:formula="of:=SUM(([.C3:.C16]-[.$M3:.$M16])^2)^0.5" office:value-type="float"/>
          <table:table-cell table:number-matrix-columns-spanned="1" table:number-matrix-rows-spanned="1" table:formula="of:=SUM(([.D3:.D16]-[.$N3:.$N16])^2)^0.5" office:value-type="float"/>
          <table:table-cell table:number-matrix-columns-spanned="1" table:number-matrix-rows-spanned="1" table:formula="of:=SUM(([.E3:.E16]-[.$O3:.$O16])^2)^0.5" office:value-type="float"/>
          <table:table-cell table:number-matrix-columns-spanned="1" table:number-matrix-rows-spanned="1" table:formula="of:=SUM(([.F3:.F16]-[.$P3:.$P16])^2)^0.5" office:value-type="float"/>
          <table:table-cell table:number-matrix-columns-spanned="1" table:number-matrix-rows-spanned="1" table:formula="of:=SUM(([.G3:.G16]-[.$Q3:.$Q16])^2)^0.5" office:value-type="float"/>
          <table:table-cell table:number-matrix-columns-spanned="1" table:number-matrix-rows-spanned="1" table:formula="of:=SUM(([.H3:.H16]-[.$R3:.$R16])^2)^0.5" office:value-type="float"/>
          <table:table-cell table:number-matrix-columns-spanned="1" table:number-matrix-rows-spanned="1" table:formula="of:=SUM(([.I3:.I16]-[.$S3:.$S16])^2)^0.5" office:value-type="float"/>
          <table:table-cell table:number-matrix-columns-spanned="1" table:number-matrix-rows-spanned="1" table:formula="of:=SUM(([.J3:.J16]-[.$T3:.$T16])^2)^0.5" office:value-type="float"/>
          <table:table-cell table:number-matrix-columns-spanned="1" table:number-matrix-rows-spanned="1" table:formula="of:=SUM(([.K3:.K16]-[.$U3:.$U16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6]=[.$L3:.$L16])" office:value-type="float"/>
          <table:table-cell table:number-matrix-columns-spanned="1" table:number-matrix-rows-spanned="1" table:formula="of:=SUM([.C3:.C16]=[.$M3:.$M16])" office:value-type="float"/>
          <table:table-cell table:number-matrix-columns-spanned="1" table:number-matrix-rows-spanned="1" table:formula="of:=SUM([.D3:.D16]=[.$N3:.$N16])" office:value-type="float"/>
          <table:table-cell table:number-matrix-columns-spanned="1" table:number-matrix-rows-spanned="1" table:formula="of:=SUM([.E3:.E16]=[.$O3:.$O16])" office:value-type="float"/>
          <table:table-cell table:number-matrix-columns-spanned="1" table:number-matrix-rows-spanned="1" table:formula="of:=SUM([.F3:.F16]=[.$P3:.$P16])" office:value-type="float"/>
          <table:table-cell table:number-matrix-columns-spanned="1" table:number-matrix-rows-spanned="1" table:formula="of:=SUM([.G3:.G16]=[.$Q3:.$Q16])" office:value-type="float"/>
          <table:table-cell table:number-matrix-columns-spanned="1" table:number-matrix-rows-spanned="1" table:formula="of:=SUM([.H3:.H16]=[.$R3:.$R16])" office:value-type="float"/>
          <table:table-cell table:number-matrix-columns-spanned="1" table:number-matrix-rows-spanned="1" table:formula="of:=SUM([.I3:.I16]=[.$S3:.$S16])" office:value-type="float"/>
          <table:table-cell table:number-matrix-columns-spanned="1" table:number-matrix-rows-spanned="1" table:formula="of:=SUM([.J3:.J16]=[.$T3:.$T16])" office:value-type="float"/>
          <table:table-cell table:number-matrix-columns-spanned="1" table:number-matrix-rows-spanned="1" table:formula="of:=SUM([.K3:.K16]=[.$U3:.$U16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6]&lt;[.$V3:.$V16])" office:value-type="float"/>
          <table:table-cell table:number-matrix-columns-spanned="1" table:number-matrix-rows-spanned="1" table:formula="of:=SUM([.C3:.C16]&lt;[.$W3:.$W16])" office:value-type="float"/>
          <table:table-cell table:number-matrix-columns-spanned="1" table:number-matrix-rows-spanned="1" table:formula="of:=SUM([.D3:.D16]&lt;[.$X3:.$X16])" office:value-type="float"/>
          <table:table-cell table:number-matrix-columns-spanned="1" table:number-matrix-rows-spanned="1" table:formula="of:=SUM([.E3:.E16]&lt;[.$Y3:.$Y16])" office:value-type="float"/>
          <table:table-cell table:number-matrix-columns-spanned="1" table:number-matrix-rows-spanned="1" table:formula="of:=SUM([.F3:.F16]&lt;[.$Z3:.$Z16])" office:value-type="float"/>
          <table:table-cell table:number-matrix-columns-spanned="1" table:number-matrix-rows-spanned="1" table:formula="of:=SUM([.G3:.G16]&lt;[.$AA3:.$AA16])" office:value-type="float"/>
          <table:table-cell table:number-matrix-columns-spanned="1" table:number-matrix-rows-spanned="1" table:formula="of:=SUM([.H3:.H16]&lt;[.$AB3:.$AB16])" office:value-type="float"/>
          <table:table-cell table:number-matrix-columns-spanned="1" table:number-matrix-rows-spanned="1" table:formula="of:=SUM([.I3:.I16]&lt;[.$AC3:.$AC16])" office:value-type="float"/>
          <table:table-cell table:number-matrix-columns-spanned="1" table:number-matrix-rows-spanned="1" table:formula="of:=SUM([.J3:.J16]&lt;[.$AD3:.$AD16])" office:value-type="float"/>
          <table:table-cell table:number-matrix-columns-spanned="1" table:number-matrix-rows-spanned="1" table:formula="of:=SUM([.K3:.K16]&lt;[.$AE3:.$AE16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6]&gt;[.$V3:.$V16])" office:value-type="float"/>
          <table:table-cell table:number-matrix-columns-spanned="1" table:number-matrix-rows-spanned="1" table:formula="of:=SUM([.C3:.C16]&gt;[.$W3:.$W16])" office:value-type="float"/>
          <table:table-cell table:number-matrix-columns-spanned="1" table:number-matrix-rows-spanned="1" table:formula="of:=SUM([.D3:.D16]&gt;[.$X3:.$X16])" office:value-type="float"/>
          <table:table-cell table:number-matrix-columns-spanned="1" table:number-matrix-rows-spanned="1" table:formula="of:=SUM([.E3:.E16]&gt;[.$Y3:.$Y16])" office:value-type="float"/>
          <table:table-cell table:number-matrix-columns-spanned="1" table:number-matrix-rows-spanned="1" table:formula="of:=SUM([.F3:.F16]&gt;[.$Z3:.$Z16])" office:value-type="float"/>
          <table:table-cell table:number-matrix-columns-spanned="1" table:number-matrix-rows-spanned="1" table:formula="of:=SUM([.G3:.G16]&gt;[.$AA3:.$AA16])" office:value-type="float"/>
          <table:table-cell table:number-matrix-columns-spanned="1" table:number-matrix-rows-spanned="1" table:formula="of:=SUM([.H3:.H16]&gt;[.$AB3:.$AB16])" office:value-type="float"/>
          <table:table-cell table:number-matrix-columns-spanned="1" table:number-matrix-rows-spanned="1" table:formula="of:=SUM([.I3:.I16]&gt;[.$AC3:.$AC16])" office:value-type="float"/>
          <table:table-cell table:number-matrix-columns-spanned="1" table:number-matrix-rows-spanned="1" table:formula="of:=SUM([.J3:.J16]&gt;[.$AD3:.$AD16])" office:value-type="float"/>
          <table:table-cell table:number-matrix-columns-spanned="1" table:number-matrix-rows-spanned="1" table:formula="of:=SUM([.K3:.K16]&gt;[.$AE3:.$AE16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6]=[.$AF3:.$AF16])" office:value-type="float"/>
          <table:table-cell table:number-matrix-columns-spanned="1" table:number-matrix-rows-spanned="1" table:formula="of:=SUM([.C3:.C16]=[.$AG3:.$AG16])" office:value-type="float"/>
          <table:table-cell table:number-matrix-columns-spanned="1" table:number-matrix-rows-spanned="1" table:formula="of:=SUM([.D3:.D16]=[.$AH3:.$AH16])" office:value-type="float"/>
          <table:table-cell table:number-matrix-columns-spanned="1" table:number-matrix-rows-spanned="1" table:formula="of:=SUM([.E3:.E16]=[.$AI3:.$AI16])" office:value-type="float"/>
          <table:table-cell table:number-matrix-columns-spanned="1" table:number-matrix-rows-spanned="1" table:formula="of:=SUM([.F3:.F16]=[.$AJ3:.$AJ16])" office:value-type="float"/>
          <table:table-cell table:number-matrix-columns-spanned="1" table:number-matrix-rows-spanned="1" table:formula="of:=SUM([.G3:.G16]=[.$AK3:.$AK16])" office:value-type="float"/>
          <table:table-cell table:number-matrix-columns-spanned="1" table:number-matrix-rows-spanned="1" table:formula="of:=SUM([.H3:.H16]=[.$AL3:.$AL16])" office:value-type="float"/>
          <table:table-cell table:number-matrix-columns-spanned="1" table:number-matrix-rows-spanned="1" table:formula="of:=SUM([.I3:.I16]=[.$AM3:.$AM16])" office:value-type="float"/>
          <table:table-cell table:number-matrix-columns-spanned="1" table:number-matrix-rows-spanned="1" table:formula="of:=SUM([.J3:.J16]=[.$AN3:.$AN16])" office:value-type="float"/>
          <table:table-cell table:number-matrix-columns-spanned="1" table:number-matrix-rows-spanned="1" table:formula="of:=SUM([.K3:.K16]=[.$AO3:.$AO16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row table:style-name="ro1">
          <table:table-cell office:value-type="string">
            <text:p/>
          </table:table-cell>
          <table:table-cell office:value-type="string">
            <text:p>plingo-1/exac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16])" office:value-type="float"/>
          <table:table-cell table:formula="of:=AVERAGE([Instances.C3:Instances.C16])" office:value-type="float"/>
          <table:table-cell table:formula="of:=AVERAGE([Instances.D3:Instances.D16])" office:value-type="float"/>
          <table:table-cell table:formula="of:=AVERAGE([Instances.E3:Instances.E16])" office:value-type="float"/>
          <table:table-cell table:formula="of:=SUM([Instances.F3:Instances.F16])" office:value-type="float"/>
          <table:table-cell table:formula="of:=AVERAGE([Instances.G3:Instances.G16])" office:value-type="float"/>
          <table:table-cell table:formula="of:=AVERAGE([Instances.H3:Instances.H16])" office:value-type="float"/>
          <table:table-cell table:formula="of:=AVERAGE([Instances.I3:Instances.I16])" office:value-type="float"/>
          <table:table-cell table:formula="of:=AVERAGE([Instances.J3:Instances.J16])" office:value-type="float"/>
          <table:table-cell table:formula="of:=AVERAGE([Instances.K3:Instances.K16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L3:.$L3])^2)^0.5" office:value-type="float"/>
          <table:table-cell table:number-matrix-columns-spanned="1" table:number-matrix-rows-spanned="1" table:formula="of:=SUM(([.C3:.C3]-[.$M3:.$M3])^2)^0.5" office:value-type="float"/>
          <table:table-cell table:number-matrix-columns-spanned="1" table:number-matrix-rows-spanned="1" table:formula="of:=SUM(([.D3:.D3]-[.$N3:.$N3])^2)^0.5" office:value-type="float"/>
          <table:table-cell table:number-matrix-columns-spanned="1" table:number-matrix-rows-spanned="1" table:formula="of:=SUM(([.E3:.E3]-[.$O3:.$O3])^2)^0.5" office:value-type="float"/>
          <table:table-cell table:number-matrix-columns-spanned="1" table:number-matrix-rows-spanned="1" table:formula="of:=SUM(([.F3:.F3]-[.$P3:.$P3])^2)^0.5" office:value-type="float"/>
          <table:table-cell table:number-matrix-columns-spanned="1" table:number-matrix-rows-spanned="1" table:formula="of:=SUM(([.G3:.G3]-[.$Q3:.$Q3])^2)^0.5" office:value-type="float"/>
          <table:table-cell table:number-matrix-columns-spanned="1" table:number-matrix-rows-spanned="1" table:formula="of:=SUM(([.H3:.H3]-[.$R3:.$R3])^2)^0.5" office:value-type="float"/>
          <table:table-cell table:number-matrix-columns-spanned="1" table:number-matrix-rows-spanned="1" table:formula="of:=SUM(([.I3:.I3]-[.$S3:.$S3])^2)^0.5" office:value-type="float"/>
          <table:table-cell table:number-matrix-columns-spanned="1" table:number-matrix-rows-spanned="1" table:formula="of:=SUM(([.J3:.J3]-[.$T3:.$T3])^2)^0.5" office:value-type="float"/>
          <table:table-cell table:number-matrix-columns-spanned="1" table:number-matrix-rows-spanned="1" table:formula="of:=SUM(([.K3:.K3]-[.$U3:.$U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L3:.$L3])" office:value-type="float"/>
          <table:table-cell table:number-matrix-columns-spanned="1" table:number-matrix-rows-spanned="1" table:formula="of:=SUM([.C3:.C3]=[.$M3:.$M3])" office:value-type="float"/>
          <table:table-cell table:number-matrix-columns-spanned="1" table:number-matrix-rows-spanned="1" table:formula="of:=SUM([.D3:.D3]=[.$N3:.$N3])" office:value-type="float"/>
          <table:table-cell table:number-matrix-columns-spanned="1" table:number-matrix-rows-spanned="1" table:formula="of:=SUM([.E3:.E3]=[.$O3:.$O3])" office:value-type="float"/>
          <table:table-cell table:number-matrix-columns-spanned="1" table:number-matrix-rows-spanned="1" table:formula="of:=SUM([.F3:.F3]=[.$P3:.$P3])" office:value-type="float"/>
          <table:table-cell table:number-matrix-columns-spanned="1" table:number-matrix-rows-spanned="1" table:formula="of:=SUM([.G3:.G3]=[.$Q3:.$Q3])" office:value-type="float"/>
          <table:table-cell table:number-matrix-columns-spanned="1" table:number-matrix-rows-spanned="1" table:formula="of:=SUM([.H3:.H3]=[.$R3:.$R3])" office:value-type="float"/>
          <table:table-cell table:number-matrix-columns-spanned="1" table:number-matrix-rows-spanned="1" table:formula="of:=SUM([.I3:.I3]=[.$S3:.$S3])" office:value-type="float"/>
          <table:table-cell table:number-matrix-columns-spanned="1" table:number-matrix-rows-spanned="1" table:formula="of:=SUM([.J3:.J3]=[.$T3:.$T3])" office:value-type="float"/>
          <table:table-cell table:number-matrix-columns-spanned="1" table:number-matrix-rows-spanned="1" table:formula="of:=SUM([.K3:.K3]=[.$U3:.$U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V3:.$V3])" office:value-type="float"/>
          <table:table-cell table:number-matrix-columns-spanned="1" table:number-matrix-rows-spanned="1" table:formula="of:=SUM([.C3:.C3]&lt;[.$W3:.$W3])" office:value-type="float"/>
          <table:table-cell table:number-matrix-columns-spanned="1" table:number-matrix-rows-spanned="1" table:formula="of:=SUM([.D3:.D3]&lt;[.$X3:.$X3])" office:value-type="float"/>
          <table:table-cell table:number-matrix-columns-spanned="1" table:number-matrix-rows-spanned="1" table:formula="of:=SUM([.E3:.E3]&lt;[.$Y3:.$Y3])" office:value-type="float"/>
          <table:table-cell table:number-matrix-columns-spanned="1" table:number-matrix-rows-spanned="1" table:formula="of:=SUM([.F3:.F3]&lt;[.$Z3:.$Z3])" office:value-type="float"/>
          <table:table-cell table:number-matrix-columns-spanned="1" table:number-matrix-rows-spanned="1" table:formula="of:=SUM([.G3:.G3]&lt;[.$AA3:.$AA3])" office:value-type="float"/>
          <table:table-cell table:number-matrix-columns-spanned="1" table:number-matrix-rows-spanned="1" table:formula="of:=SUM([.H3:.H3]&lt;[.$AB3:.$AB3])" office:value-type="float"/>
          <table:table-cell table:number-matrix-columns-spanned="1" table:number-matrix-rows-spanned="1" table:formula="of:=SUM([.I3:.I3]&lt;[.$AC3:.$AC3])" office:value-type="float"/>
          <table:table-cell table:number-matrix-columns-spanned="1" table:number-matrix-rows-spanned="1" table:formula="of:=SUM([.J3:.J3]&lt;[.$AD3:.$AD3])" office:value-type="float"/>
          <table:table-cell table:number-matrix-columns-spanned="1" table:number-matrix-rows-spanned="1" table:formula="of:=SUM([.K3:.K3]&lt;[.$AE3:.$AE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V3:.$V3])" office:value-type="float"/>
          <table:table-cell table:number-matrix-columns-spanned="1" table:number-matrix-rows-spanned="1" table:formula="of:=SUM([.C3:.C3]&gt;[.$W3:.$W3])" office:value-type="float"/>
          <table:table-cell table:number-matrix-columns-spanned="1" table:number-matrix-rows-spanned="1" table:formula="of:=SUM([.D3:.D3]&gt;[.$X3:.$X3])" office:value-type="float"/>
          <table:table-cell table:number-matrix-columns-spanned="1" table:number-matrix-rows-spanned="1" table:formula="of:=SUM([.E3:.E3]&gt;[.$Y3:.$Y3])" office:value-type="float"/>
          <table:table-cell table:number-matrix-columns-spanned="1" table:number-matrix-rows-spanned="1" table:formula="of:=SUM([.F3:.F3]&gt;[.$Z3:.$Z3])" office:value-type="float"/>
          <table:table-cell table:number-matrix-columns-spanned="1" table:number-matrix-rows-spanned="1" table:formula="of:=SUM([.G3:.G3]&gt;[.$AA3:.$AA3])" office:value-type="float"/>
          <table:table-cell table:number-matrix-columns-spanned="1" table:number-matrix-rows-spanned="1" table:formula="of:=SUM([.H3:.H3]&gt;[.$AB3:.$AB3])" office:value-type="float"/>
          <table:table-cell table:number-matrix-columns-spanned="1" table:number-matrix-rows-spanned="1" table:formula="of:=SUM([.I3:.I3]&gt;[.$AC3:.$AC3])" office:value-type="float"/>
          <table:table-cell table:number-matrix-columns-spanned="1" table:number-matrix-rows-spanned="1" table:formula="of:=SUM([.J3:.J3]&gt;[.$AD3:.$AD3])" office:value-type="float"/>
          <table:table-cell table:number-matrix-columns-spanned="1" table:number-matrix-rows-spanned="1" table:formula="of:=SUM([.K3:.K3]&gt;[.$AE3:.$AE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AF3:.$AF3])" office:value-type="float"/>
          <table:table-cell table:number-matrix-columns-spanned="1" table:number-matrix-rows-spanned="1" table:formula="of:=SUM([.C3:.C3]=[.$AG3:.$AG3])" office:value-type="float"/>
          <table:table-cell table:number-matrix-columns-spanned="1" table:number-matrix-rows-spanned="1" table:formula="of:=SUM([.D3:.D3]=[.$AH3:.$AH3])" office:value-type="float"/>
          <table:table-cell table:number-matrix-columns-spanned="1" table:number-matrix-rows-spanned="1" table:formula="of:=SUM([.E3:.E3]=[.$AI3:.$AI3])" office:value-type="float"/>
          <table:table-cell table:number-matrix-columns-spanned="1" table:number-matrix-rows-spanned="1" table:formula="of:=SUM([.F3:.F3]=[.$AJ3:.$AJ3])" office:value-type="float"/>
          <table:table-cell table:number-matrix-columns-spanned="1" table:number-matrix-rows-spanned="1" table:formula="of:=SUM([.G3:.G3]=[.$AK3:.$AK3])" office:value-type="float"/>
          <table:table-cell table:number-matrix-columns-spanned="1" table:number-matrix-rows-spanned="1" table:formula="of:=SUM([.H3:.H3]=[.$AL3:.$AL3])" office:value-type="float"/>
          <table:table-cell table:number-matrix-columns-spanned="1" table:number-matrix-rows-spanned="1" table:formula="of:=SUM([.I3:.I3]=[.$AM3:.$AM3])" office:value-type="float"/>
          <table:table-cell table:number-matrix-columns-spanned="1" table:number-matrix-rows-spanned="1" table:formula="of:=SUM([.J3:.J3]=[.$AN3:.$AN3])" office:value-type="float"/>
          <table:table-cell table:number-matrix-columns-spanned="1" table:number-matrix-rows-spanned="1" table:formula="of:=SUM([.K3:.K3]=[.$AO3:.$AO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